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6"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6"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drawooo:display="printer" svg:width="10.0835in" svg:height="2.8748in" svg:x="8.4669in" svg:y="652.5063in" draw:caption-point-x="1.1626in" draw:caption-point-y="-552.7772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filter>
            <table:filter-and>
              <table:filter-condition table:value="encounter" table:operator="=" table:field-number="2">
                <table:filter-set-item table:value="encounter"/>
                <table:filter-set-item table:value="encounterNote"/>
                <table:filter-set-item table:value="encounterTyp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11:35:05.4864386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3T12:11:40.531448040</dc:date>
    <meta:editing-cycles>154</meta:editing-cycles>
    <meta:editing-duration>PT5H11M54S</meta:editing-duration>
    <meta:document-statistic meta:table-count="1" meta:cell-count="11298"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